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e19" officeooo:paragraph-rsid="00064e19"/>
    </style:style>
    <style:style style:name="P2" style:family="paragraph" style:parent-style-name="Standard">
      <style:text-properties officeooo:paragraph-rsid="00064e19"/>
    </style:style>
    <style:style style:name="P3" style:family="paragraph" style:parent-style-name="Standard">
      <style:text-properties officeooo:rsid="00037d91" officeooo:paragraph-rsid="00037d91"/>
    </style:style>
    <style:style style:name="P4" style:family="paragraph" style:parent-style-name="Standard">
      <style:text-properties officeooo:rsid="00086ab7" officeooo:paragraph-rsid="00086ab7"/>
    </style:style>
    <style:style style:name="P5" style:family="paragraph" style:parent-style-name="Standard">
      <style:text-properties officeooo:paragraph-rsid="00086ab7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4e1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3d0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6ab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c695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c440b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14" style:family="paragraph" style:parent-style-name="Standard">
      <style:paragraph-properties fo:break-before="page"/>
      <style:text-properties officeooo:paragraph-rsid="00064e19"/>
    </style:style>
    <style:style style:name="P15" style:family="paragraph" style:parent-style-name="Standard">
      <style:paragraph-properties fo:break-before="page"/>
      <style:text-properties officeooo:rsid="00037d91" officeooo:paragraph-rsid="00037d91"/>
    </style:style>
    <style:style style:name="P16" style:family="paragraph" style:parent-style-name="Heading">
      <style:text-properties officeooo:rsid="00037d91"/>
    </style:style>
    <style:style style:name="P17" style:family="paragraph" style:parent-style-name="Heading">
      <style:text-properties officeooo:rsid="00037d91" officeooo:paragraph-rsid="00037d91"/>
    </style:style>
    <style:style style:name="P18" style:family="paragraph" style:parent-style-name="Heading">
      <style:text-properties officeooo:rsid="0003b74b" officeooo:paragraph-rsid="0003b74b"/>
    </style:style>
    <style:style style:name="P19" style:family="paragraph" style:parent-style-name="Text_20_body">
      <style:text-properties officeooo:rsid="00002079" officeooo:paragraph-rsid="00002079"/>
    </style:style>
    <style:style style:name="P20" style:family="paragraph" style:parent-style-name="Text_20_body">
      <style:text-properties officeooo:paragraph-rsid="00002079"/>
    </style:style>
    <style:style style:name="P21" style:family="paragraph" style:parent-style-name="Text_20_body">
      <style:text-properties officeooo:paragraph-rsid="0001bfbb"/>
    </style:style>
    <style:style style:name="P22" style:family="paragraph" style:parent-style-name="Text_20_body" style:list-style-name="L1">
      <style:text-properties officeooo:rsid="000225b9" officeooo:paragraph-rsid="000225b9"/>
    </style:style>
    <style:style style:name="P23" style:family="paragraph" style:parent-style-name="Text_20_body">
      <style:text-properties officeooo:paragraph-rsid="000225b9"/>
    </style:style>
    <style:style style:name="P24" style:family="paragraph" style:parent-style-name="Text_20_body" style:list-style-name="L1">
      <style:text-properties officeooo:rsid="00028402" officeooo:paragraph-rsid="00028402"/>
    </style:style>
    <style:style style:name="P25" style:family="paragraph" style:parent-style-name="Text_20_body">
      <style:text-properties officeooo:rsid="00037d91" officeooo:paragraph-rsid="00037d91"/>
    </style:style>
    <style:style style:name="P26" style:family="paragraph" style:parent-style-name="Text_20_body">
      <style:text-properties officeooo:rsid="00037d91" officeooo:paragraph-rsid="0003b74b"/>
    </style:style>
    <style:style style:name="P27" style:family="paragraph" style:parent-style-name="Text_20_body">
      <style:text-properties officeooo:rsid="0003b74b" officeooo:paragraph-rsid="0003b74b"/>
    </style:style>
    <style:style style:name="P28" style:family="paragraph" style:parent-style-name="Text_20_body">
      <style:paragraph-properties fo:line-height="100%"/>
      <style:text-properties officeooo:rsid="0003b74b" officeooo:paragraph-rsid="0003b74b"/>
    </style:style>
    <style:style style:name="P29" style:family="paragraph" style:parent-style-name="Text_20_body">
      <style:text-properties officeooo:paragraph-rsid="0005a182"/>
    </style:style>
    <style:style style:name="P30" style:family="paragraph" style:parent-style-name="Text_20_body">
      <style:text-properties officeooo:rsid="00064e19" officeooo:paragraph-rsid="00064e19"/>
    </style:style>
    <style:style style:name="P31" style:family="paragraph" style:parent-style-name="Text_20_body">
      <style:text-properties officeooo:paragraph-rsid="00064e19"/>
    </style:style>
    <style:style style:name="P32" style:family="paragraph" style:parent-style-name="Text_20_body">
      <style:text-properties officeooo:rsid="00073d06" officeooo:paragraph-rsid="00073d06"/>
    </style:style>
    <style:style style:name="P33" style:family="paragraph" style:parent-style-name="Text_20_body">
      <style:text-properties officeooo:rsid="00086ab7" officeooo:paragraph-rsid="00086ab7"/>
    </style:style>
    <style:style style:name="P34" style:family="paragraph" style:parent-style-name="Text_20_body">
      <style:text-properties officeooo:rsid="000951fc" officeooo:paragraph-rsid="000951fc"/>
    </style:style>
    <style:style style:name="P35" style:family="paragraph" style:parent-style-name="Text_20_body">
      <style:text-properties officeooo:rsid="000c440b" officeooo:paragraph-rsid="000c440b"/>
    </style:style>
    <style:style style:name="P36" style:family="paragraph" style:parent-style-name="Text_20_body">
      <style:text-properties officeooo:rsid="000cecdd" officeooo:paragraph-rsid="000ec695"/>
    </style:style>
    <style:style style:name="P37" style:family="paragraph" style:parent-style-name="Text_20_body">
      <style:text-properties officeooo:paragraph-rsid="0010c94d"/>
    </style:style>
    <style:style style:name="P38" style:family="paragraph" style:parent-style-name="Text_20_body">
      <style:text-properties officeooo:rsid="0011a154" officeooo:paragraph-rsid="0011a154"/>
    </style:style>
    <style:style style:name="P39" style:family="paragraph" style:parent-style-name="Text_20_body">
      <style:text-properties officeooo:rsid="00129aa3" officeooo:paragraph-rsid="00129aa3"/>
    </style:style>
    <style:style style:name="P40" style:family="paragraph" style:parent-style-name="Title">
      <style:text-properties officeooo:rsid="00002079" officeooo:paragraph-rsid="00002079"/>
    </style:style>
    <style:style style:name="P41" style:family="paragraph" style:parent-style-name="Heading_20_3">
      <style:text-properties officeooo:rsid="00002079" officeooo:paragraph-rsid="00002079"/>
    </style:style>
    <style:style style:name="P42" style:family="paragraph" style:parent-style-name="Subtitle">
      <style:text-properties officeooo:rsid="00002079" officeooo:paragraph-rsid="00002079"/>
    </style:style>
    <style:style style:name="P43" style:family="paragraph" style:parent-style-name="Heading_20_2">
      <style:text-properties officeooo:rsid="00002079" officeooo:paragraph-rsid="00002079"/>
    </style:style>
    <style:style style:name="P44" style:family="paragraph" style:parent-style-name="Heading_20_2">
      <style:text-properties officeooo:rsid="000225b9" officeooo:paragraph-rsid="000225b9"/>
    </style:style>
    <style:style style:name="P45" style:family="paragraph" style:parent-style-name="Heading_20_2">
      <style:paragraph-properties fo:break-before="page"/>
      <style:text-properties officeooo:rsid="00037d91" officeooo:paragraph-rsid="00037d91"/>
    </style:style>
    <style:style style:name="P46" style:family="paragraph" style:parent-style-name="Heading_20_2">
      <style:paragraph-properties fo:break-before="page"/>
      <style:text-properties officeooo:rsid="0005a182" officeooo:paragraph-rsid="0005a182"/>
    </style:style>
    <style:style style:name="P47" style:family="paragraph" style:parent-style-name="Heading_20_2">
      <style:paragraph-properties fo:break-before="page"/>
      <style:text-properties officeooo:rsid="0010c94d" officeooo:paragraph-rsid="0010c94d"/>
    </style:style>
    <style:style style:name="P48" style:family="paragraph" style:parent-style-name="Heading_20_1">
      <style:paragraph-properties fo:break-before="page"/>
      <style:text-properties officeooo:rsid="0001bfbb" officeooo:paragraph-rsid="0001bfbb"/>
    </style:style>
    <style:style style:name="P49" style:family="paragraph" style:parent-style-name="Heading_20_1">
      <style:paragraph-properties fo:break-before="page"/>
      <style:text-properties officeooo:rsid="000225b9" officeooo:paragraph-rsid="000225b9"/>
    </style:style>
    <style:style style:name="T1" style:family="text">
      <style:text-properties officeooo:rsid="00028402"/>
    </style:style>
    <style:style style:name="T2" style:family="text">
      <style:text-properties officeooo:rsid="00037d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b74b" style:font-weight-asian="normal" style:font-weight-complex="normal"/>
    </style:style>
    <style:style style:name="T6" style:family="text">
      <style:text-properties fo:font-weight="normal" officeooo:rsid="0013aa69" style:font-weight-asian="normal" style:font-weight-complex="normal"/>
    </style:style>
    <style:style style:name="T7" style:family="text">
      <style:text-properties officeooo:rsid="0003b74b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3b74b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fo:font-weight="bold" style:font-weight-asian="bold"/>
    </style:style>
    <style:style style:name="T12" style:family="text">
      <style:text-properties fo:color="#000000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officeooo:rsid="00064e19" style:font-size-asian="10pt"/>
    </style:style>
    <style:style style:name="T15" style:family="text">
      <style:text-properties fo:color="#000000" style:font-name="Monospace" fo:font-size="10pt" officeooo:rsid="000951fc" style:font-size-asian="10pt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2pt" style:font-size-asian="12pt" style:font-size-complex="12pt"/>
    </style:style>
    <style:style style:name="T18" style:family="text">
      <style:text-properties fo:color="#000000" style:font-name="Monospace" fo:font-size="12pt" officeooo:rsid="000ec695" style:font-size-asian="12pt" style:font-size-complex="12pt"/>
    </style:style>
    <style:style style:name="T19" style:family="text">
      <style:text-properties fo:color="#000000" style:font-name="Liberation Serif" fo:font-size="12pt" officeooo:rsid="00064e19" style:font-size-asian="10.5pt" style:font-size-complex="12pt"/>
    </style:style>
    <style:style style:name="T20" style:family="text">
      <style:text-properties fo:color="#000000" style:font-name="Liberation Serif" fo:font-size="12pt" style:font-size-asian="12pt" style:font-size-complex="12pt"/>
    </style:style>
    <style:style style:name="T21" style:family="text">
      <style:text-properties fo:color="#000000" style:font-name="Liberation Serif" fo:font-size="12pt" officeooo:rsid="000ec695" style:font-size-asian="12pt" style:font-size-complex="12pt"/>
    </style:style>
    <style:style style:name="T22" style:family="text">
      <style:text-properties fo:color="#000000" style:font-name="Liberation Serif" fo:font-size="12pt" officeooo:rsid="00109d98" style:font-size-asian="12pt" style:font-size-complex="12pt"/>
    </style:style>
    <style:style style:name="T23" style:family="text">
      <style:text-properties fo:color="#0000c0" style:font-name="Monospace" fo:font-size="10pt" style:font-size-asian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646464" style:font-name="Monospace" fo:font-size="10pt" style:font-size-asian="10pt"/>
    </style:style>
    <style:style style:name="T27" style:family="text">
      <style:text-properties fo:color="#212121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officeooo:rsid="00129a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Podstawy Sztucznej Inteligencji</text:p>
      <text:p text:style-name="P19"/>
      <text:p text:style-name="P42">Projekt PW.P.2. - Wspinaczka</text:p>
      <text:p text:style-name="P19"/>
      <text:p text:style-name="P19"/>
      <text:p text:style-name="P19"/>
      <text:h text:style-name="P43" text:outline-level="2">Prowadzący : dr inż. Paweł Wawrzyński</text:h>
      <text:p text:style-name="P20"/>
      <text:p text:style-name="P20"/>
      <text:h text:style-name="P41" text:outline-level="3">Wykonanie:</text:h>
      <text:h text:style-name="P41" text:outline-level="3">Krystian Czapiga</text:h>
      <text:h text:style-name="P41" text:outline-level="3">Mariusz Kuc</text:h>
      <text:h text:style-name="P41" text:outline-level="3">Konrad Napiórkowski</text:h>
      <text:h text:style-name="P48" text:outline-level="1">Treść zadania:</text:h>
      <text:p text:style-name="P21"/>
      <text:p text:style-name="Text_20_body">PW.P.2. Wspinaczka</text:p>
      <text:p text:style-name="Text_20_body">Patrz: zasady ogólne, PW. Zasady i zalecenia.</text:p>
      <text:p text:style-name="Text_20_body">Program losuje n punktów (uchwytów) na ścianie o wysokości W oraz szerokości 3m.</text:p>
      <text:p text:style-name="Text_20_body">Dodatkowo, na dole ściany umieszcza dwa sztuczne punkty początkowe i na górze ściany</text:p>
      <text:p text:style-name="Text_20_body">dwa punkty końcowe. Dla każdego punktu losuje jego trudność z rozkładu jednostajnego na</text:p>
      <text:p text:style-name="Text_20_body">przedziale [1,2]. Następnie, program korzysta z algorytmu A* do znalezienia najlepszej drogi</text:p>
      <text:p text:style-name="Text_20_body">wszystkich czterech kończyn wspinacza między punktami początkowymi i końcowymi. Ruch</text:p>
      <text:p text:style-name="Text_20_body">wykonany przez wspinacza polega na przemieszczeniu jednej z kończyn między uchwytami.</text:p>
      <text:p text:style-name="Text_20_body">Musi on spełniać następujące warunki:</text:p>
      <text:p text:style-name="Text_20_body">– punkty, których trzymają się ręce wspinacza są powyżej punktów, których trzymają</text:p>
      <text:p text:style-name="Text_20_body">się nogi (choć dłonie ani nogi niekoniecznie muszą być na różnych punktach),</text:p>
      <text:p text:style-name="Text_20_body">– największa odległość dzieląca którąś parę kończyn nie może przekraczać 2m.</text:p>
      <text:p text:style-name="Text_20_body">Koszt ruchu równy jest sumie kosztów uchwytów, na których znajdują się po ruchu kończyny</text:p>
      <text:p text:style-name="P21">wspinacza. </text:p>
      <text:p text:style-name="P21">Interfejs. Prosty interfejs graficzny pokazujący, w formie prostej animacji (ze wspinającym</text:p>
      <text:p text:style-name="Text_20_body">się pająkiem), znajdowane rozwiązanie i przedstawiający podstawowe statystyki dotyczące</text:p>
      <text:p text:style-name="Text_20_body">poszukiwań (głębokość, najlepszy znaleziony koszt dotarcia etc.).</text:p>
      <text:p text:style-name="Text_20_body">Sprawdzić program dla różnych wartości W oraz n.</text:p>
      <text:h text:style-name="P49" text:outline-level="1">Dokumentacja</text:h>
      <text:h text:style-name="P44" text:outline-level="2">Zestawienie kluczowych decyzji projektowych.</text:h>
      <text:p text:style-name="P23"/>
      <text:list xml:id="list1822528895088197838" text:style-name="L1">
        <text:list-item>
          <text:p text:style-name="P22">Projekt wykonany w <text:span text:style-name="T1">języku </text:span>Java.</text:p>
        </text:list-item>
        <text:list-item>
          <text:p text:style-name="P22">Wykorzystanie wzorca projektowego Model-View-Controller.</text:p>
        </text:list-item>
        <text:list-item>
          <text:p text:style-name="P24">Zaimplementowanie dwóch trybów pobierania danych wejściowych. Tryb losowy – wymagany przez założenia projektu, tryb wczytywania z pliku – przydatny przy testowaniu.</text:p>
        </text:list-item>
        <text:list-item>
          <text:p text:style-name="P24">Proste GUI napisane z wykorzystaniem bibliotek AWT i Swing.</text:p>
        </text:list-item>
      </text:list>
      <text:h text:style-name="P45" text:outline-level="2">Instrukcja uruchomienia programu</text:h>
      <text:p text:style-name="P25"/>
      <text:p text:style-name="P16">Tryb losowy</text:p>
      <text:p text:style-name="P25">Po uruchomieniu programu należy podać parametry n i W w odpowiednich polach interfejsu.</text:p>
      <text:p text:style-name="P25">Wpisz liczbę losowanych <text:span text:style-name="T7">uchwytów</text:span> <text:span text:style-name="T3">n </text:span><text:span text:style-name="T4">w pole pod przyciskiem </text:span><text:span text:style-name="T3">START</text:span><text:span text:style-name="T4">, a wysokość ściany </text:span><text:span text:style-name="T3"><text:s/><text:line-break/>W</text:span><text:span text:style-name="T4"> w pole poniżej (po najechaniu wyświetli się informacja, jakie pole należy wpisać w dane miejsce). Liczba </text:span><text:span text:style-name="T5">uchwytów </text:span><text:span text:style-name="T4">musi być dodatnią liczbą całkowitą, a wysokość ściany dodatnią liczba rzeczywistą. Po wpisaniu parametrów należy nacisnąć przycisk </text:span><text:span text:style-name="T3">START.</text:span></text:p>
      <text:p text:style-name="P17"><text:span text:style-name="T4">Tryb wczytywania z pliku</text:span></text:p>
      <text:p text:style-name="P25"><text:span text:style-name="T4">Po uruchomieniu programu należy wybrać przycisk </text:span><text:span text:style-name="T3">Open File</text:span><text:span text:style-name="T4"> i wybrać plik z danymi wejściowymi.</text:span></text:p>
      <text:p text:style-name="P25">Plik wejściowy musi mieć następujący format:</text:p>
      <text:p text:style-name="P25">n W</text:p>
      <text:p text:style-name="P26">x<text:span text:style-name="T9">1</text:span> y<text:span text:style-name="T9">1</text:span><text:span text:style-name="T8"> <text:s/></text:span>cost<text:span text:style-name="T9">1</text:span><text:tab/>}</text:p>
      <text:p text:style-name="P25">…<text:tab/><text:tab/>} n razy</text:p>
      <text:p text:style-name="P26">x<text:span text:style-name="T9">n</text:span> y<text:span text:style-name="T9">n</text:span> cost<text:span text:style-name="T9">n</text:span> <text:tab/>}</text:p>
      <text:p text:style-name="P28">gdzie: n – liczba uchwytów, dodatnia całkowita;</text:p>
      <text:p text:style-name="P28">W – wysokość ściany, dodatnia rzeczywista;</text:p>
      <text:p text:style-name="P28">x<text:span text:style-name="T8">i</text:span> – współrzędna x i-tego uchwytu, rzeczywista z przedziału [0;3]</text:p>
      <text:p text:style-name="P28">y<text:span text:style-name="T8">i</text:span> – współrzędna y i-tego uchwytu, rzeczywista z przedziały [0;W] gdzie i&lt;j &lt;=&gt; <text:span text:style-name="T2">y</text:span><text:span text:style-name="T8">i</text:span>&lt; <text:span text:style-name="T2">y</text:span><text:span text:style-name="T8">j</text:span><text:span text:style-name="T2"> </text:span>tzn. uchwyty posegregowane rosnąco względem y;</text:p>
      <text:p text:style-name="P28">cost<text:span text:style-name="T8">i</text:span> – koszt dotarcia do uchwytu, rzeczywisty z przedziału [1;2]</text:p>
      <text:p text:style-name="P27"/>
      <text:p text:style-name="P27">Po wybraniu pliku należy nacisnąć przycisk <text:span text:style-name="T3">START.</text:span></text:p>
      <text:p text:style-name="P18"><text:span text:style-name="T4">Dalsze działanie</text:span></text:p>
      <text:p text:style-name="P27"><text:span text:style-name="T4">Po naciśnięciu przycisku </text:span><text:span text:style-name="T3">START </text:span><text:span text:style-name="T4">interfejs zawiesi się na czas działania algorytmu. Jeżeli uda się znaleźć rozwiązanie w środkowym panelu wyświetli się graficzna reprezentacja ściany oraz wspinacza. Przyciskami </text:span><text:span text:style-name="T3"><text:s/>NEXT </text:span><text:span text:style-name="T4">i </text:span><text:span text:style-name="T3">PREV </text:span><text:span text:style-name="T4">przechodzimy po kolejnych (poprzednich) stanach wspinacza. </text:span></text:p>
      <text:p text:style-name="P27">Jeżeli znalezienie rozwiązania nie powiedzie się ściana pozostanie pusta.</text:p>
      <text:h text:style-name="P46" text:outline-level="2">Struktura programu</text:h>
      <text:p text:style-name="P29"/>
      <text:p text:style-name="P30">Głównym elementem modelu problemu jest ściana zawierająca uchwyty po których będzie wspinał się wspinacz oraz implementacja algorytmu A*.</text:p>
      <text:p text:style-name="P30"/>
      <text:p text:style-name="P1"><text:span text:style-name="T10">public</text:span><text:span text:style-name="T13"> </text:span><text:span text:style-name="T10">class</text:span><text:span text:style-name="T13"> Model </text:span></text:p>
      <text:p text:style-name="P6"><text:span text:style-name="T13">{</text:span></text:p>
      <text:p text:style-name="P6"><text:span text:style-name="T13"><text:tab/></text:span><text:span text:style-name="T10">private</text:span><text:span text:style-name="T13"> <text:s/>Wall </text:span><text:span text:style-name="T23">wall</text:span><text:span text:style-name="T13">;</text:span></text:p>
      <text:p text:style-name="P6"><text:span text:style-name="T13"/></text:p>
      <text:p text:style-name="P7"><text:span text:style-name="T13"><text:tab/></text:span><text:span text:style-name="T10">public</text:span><text:span text:style-name="T13"> Model(</text:span><text:span text:style-name="T14">)</text:span></text:p>
      <text:p text:style-name="P6"><text:span text:style-name="T13"/></text:p>
      <text:p text:style-name="P6"><text:span text:style-name="T13"><text:tab/></text:span><text:span text:style-name="T10">public</text:span><text:span text:style-name="T13"> List&lt;Grip&gt; getFeasibleGrips(</text:span><text:span text:style-name="T10">final</text:span><text:span text:style-name="T13"> State current, LEG activeLeg)</text:span></text:p>
      <text:p text:style-name="P6"><text:span text:style-name="T13"><text:tab/></text:span><text:span text:style-name="T10">public</text:span><text:span text:style-name="T13"> </text:span><text:span text:style-name="T10">final</text:span><text:span text:style-name="T13"> WallMockup getWallMockup(State currentState</text:span><text:span text:style-name="T14">)</text:span></text:p>
      <text:p text:style-name="P6"><text:span text:style-name="T13"><text:tab/></text:span><text:span text:style-name="T10">public</text:span><text:span text:style-name="T13"> List&lt;Grip&gt; getGripsBetween(</text:span><text:span text:style-name="T10">double</text:span><text:span text:style-name="T13"> lowerBoud, </text:span><text:span text:style-name="T10">double</text:span><text:span text:style-name="T13"> upperBound)</text:span></text:p>
      <text:p text:style-name="P6"><text:span text:style-name="T13"/></text:p>
      <text:p text:style-name="P7"><text:span text:style-name="T10"><text:tab/>public</text:span><text:span text:style-name="T13"> </text:span><text:span text:style-name="T10">final</text:span><text:span text:style-name="T13"> Wall getWall() </text:span></text:p>
      <text:p text:style-name="P6"><text:span text:style-name="T13"><text:tab/></text:span><text:span text:style-name="T10">public</text:span><text:span text:style-name="T13"> </text:span><text:span text:style-name="T10">void</text:span><text:span text:style-name="T13"> setWall(Wall wall)</text:span></text:p>
      <text:p text:style-name="P30">}</text:p>
      <text:p text:style-name="P30">Klasa Model zawiera tylko jedno pole typu Wall reprezentujące ścianę.</text:p>
      <text:p text:style-name="P31"><text:span text:style-name="T24">Posiada konstruktor inicjalizujący. Metody <text:s/></text:span><text:span text:style-name="T17">getFeasibleGrips, getWallMockup, <text:s/>getGripsBetween,</text:span><text:span text:style-name="T13"> </text:span><text:span text:style-name="T19">wołają analogiczne metody z klasy Wall. Posiada setter i getter pola wall.</text:span></text:p>
      <text:p text:style-name="P2"/>
      <text:p text:style-name="P14"><text:span text:style-name="T10">public</text:span><text:span text:style-name="T13"> </text:span><text:span text:style-name="T10">class</text:span><text:span text:style-name="T13"> Wall</text:span></text:p>
      <text:p text:style-name="P6"><text:span text:style-name="T13">{</text:span></text:p>
      <text:p text:style-name="P6"><text:span text:style-name="T13"><text:s text:c="6"/></text:span><text:span text:style-name="T10">private</text:span><text:span text:style-name="T13"> </text:span><text:span text:style-name="T10">final</text:span><text:span text:style-name="T13"> List&lt;Grip&gt; </text:span><text:span text:style-name="T23">grips</text:span><text:span text:style-name="T13">; </text:span><text:span text:style-name="T25">// uchwyty na scianie</text:span></text:p>
      <text:p text:style-name="P6"><text:span text:style-name="T13"><text:s text:c="6"/></text:span><text:span text:style-name="T10">private</text:span><text:span text:style-name="T13"> </text:span><text:span text:style-name="T10">final</text:span><text:span text:style-name="T13"> </text:span><text:span text:style-name="T10">int</text:span><text:span text:style-name="T13"> </text:span><text:span text:style-name="T23">n</text:span><text:span text:style-name="T13">;<text:tab/></text:span><text:span text:style-name="T25">// ilosc uchwytow na scianie</text:span></text:p>
      <text:p text:style-name="P6"><text:span text:style-name="T13"><text:s text:c="6"/></text:span><text:span text:style-name="T10">private</text:span><text:span text:style-name="T13"> </text:span><text:span text:style-name="T10">final</text:span><text:span text:style-name="T13"> </text:span><text:span text:style-name="T10">double</text:span><text:span text:style-name="T13"> </text:span><text:span text:style-name="T23">w</text:span><text:span text:style-name="T13">; </text:span><text:span text:style-name="T25">// wysokosc sciany</text:span></text:p>
      <text:p text:style-name="P6"><text:span text:style-name="T13"><text:s text:c="6"/></text:span><text:span text:style-name="T10">private</text:span><text:span text:style-name="T13"> </text:span><text:span text:style-name="T10">final</text:span><text:span text:style-name="T13"> State </text:span><text:span text:style-name="T23">start</text:span><text:span text:style-name="T13">; </text:span><text:span text:style-name="T25">//stan poczatkowy</text:span></text:p>
      <text:p text:style-name="P6"><text:span text:style-name="T13"><text:s text:c="6"/></text:span><text:span text:style-name="T10">private</text:span><text:span text:style-name="T13"> </text:span><text:span text:style-name="T10">final</text:span><text:span text:style-name="T13"> State </text:span><text:span text:style-name="T23">goal</text:span><text:span text:style-name="T13">; </text:span><text:span text:style-name="T25">// stan koncowy</text:span></text:p>
      <text:p text:style-name="P6"><text:span text:style-name="T13"><text:s text:c="5"/></text:span></text:p>
      <text:p text:style-name="P6"><text:span text:style-name="T13"><text:s text:c="6"/></text:span><text:span text:style-name="T10">public</text:span><text:span text:style-name="T13"> Wall()</text:span></text:p>
      <text:p text:style-name="P8"><text:span text:style-name="T13"><text:s text:c="6"/></text:span><text:span text:style-name="T10">public</text:span><text:span text:style-name="T13"> Wall(List&lt;Grip&gt; </text:span><text:span text:style-name="T27">grips</text:span><text:span text:style-name="T13">, </text:span><text:span text:style-name="T10">final</text:span><text:span text:style-name="T13"> </text:span><text:span text:style-name="T10">int</text:span><text:span text:style-name="T13"> n, </text:span><text:span text:style-name="T10">final</text:span><text:span text:style-name="T13"> </text:span><text:span text:style-name="T10">double</text:span><text:span text:style-name="T13"> w) <text:s/></text:span></text:p>
      <text:p text:style-name="P8"><text:span text:style-name="T13"><text:s text:c="3"/></text:span></text:p>
      <text:p text:style-name="P6"><text:span text:style-name="T16"><text:s text:c="6"/></text:span><text:span text:style-name="T10">public</text:span><text:span text:style-name="T13"> List&lt;Grip&gt; getFeasibleGrips(</text:span><text:span text:style-name="T10">final</text:span><text:span text:style-name="T13"> State current, LEG activeLeg) <text:tab/></text:span></text:p>
      <text:p text:style-name="P6"><text:span text:style-name="T10"><text:s text:c="6"/>private</text:span><text:span text:style-name="T13"> </text:span><text:span text:style-name="T10">boolean</text:span><text:span text:style-name="T13"> isStillProbable(State current, LEG activeLeg, </text:span><text:span text:style-name="T10">int</text:span><text:span text:style-name="T13"> i) </text:span></text:p>
      <text:p text:style-name="P6"><text:span text:style-name="T16"><text:tab/></text:span><text:span text:style-name="T10">private</text:span><text:span text:style-name="T13"> </text:span><text:span text:style-name="T10">int</text:span><text:span text:style-name="T13"> firstProbableGrip(State current, LEG activeLeg) </text:span></text:p>
      <text:p text:style-name="P6"><text:span text:style-name="T13"><text:tab/></text:span><text:span text:style-name="T10">public</text:span><text:span text:style-name="T13"> WallMockup getWallMockup(State currentState) </text:span></text:p>
      <text:p text:style-name="P6"><text:span text:style-name="T13"><text:tab/></text:span><text:span text:style-name="T10">public </text:span><text:span text:style-name="T13">List&lt;Grip&gt; getGripsBetween(</text:span><text:span text:style-name="T10">double</text:span><text:span text:style-name="T13"> lowerBound, </text:span><text:span text:style-name="T10">double</text:span><text:span text:style-name="T13"> upperBound) </text:span></text:p>
      <text:p text:style-name="P6"/>
      <text:p text:style-name="P6"><text:span text:style-name="T13"><text:tab/></text:span><text:span text:style-name="T10">public</text:span><text:span text:style-name="T13"> </text:span><text:span text:style-name="T10">final</text:span><text:span text:style-name="T13"> </text:span><text:span text:style-name="T10">int</text:span><text:span text:style-name="T13"> getN() </text:span></text:p>
      <text:p text:style-name="P6"><text:span text:style-name="T13"><text:tab/></text:span><text:span text:style-name="T10">public</text:span><text:span text:style-name="T13"> </text:span><text:span text:style-name="T10">final</text:span><text:span text:style-name="T13"> </text:span><text:span text:style-name="T10">double</text:span><text:span text:style-name="T13"> getW() </text:span></text:p>
      <text:p text:style-name="P6"><text:span text:style-name="T13"><text:tab/></text:span><text:span text:style-name="T10">public</text:span><text:span text:style-name="T13"> </text:span><text:span text:style-name="T10">final</text:span><text:span text:style-name="T13"> List&lt;Grip&gt; getGrips() </text:span></text:p>
      <text:p text:style-name="P6"><text:span text:style-name="T13"><text:tab/></text:span><text:span text:style-name="T10">public</text:span><text:span text:style-name="T13"> </text:span><text:span text:style-name="T10">final</text:span><text:span text:style-name="T13"> State getStart() </text:span></text:p>
      <text:p text:style-name="P6"><text:span text:style-name="T13"><text:tab/></text:span><text:span text:style-name="T10">public</text:span><text:span text:style-name="T13"> </text:span><text:span text:style-name="T10">final</text:span><text:span text:style-name="T13"> State getGoal() </text:span></text:p>
      <text:p text:style-name="P6"><text:span text:style-name="T13">}</text:span></text:p>
      <text:p text:style-name="P32">Klasa Wall reprezentuje w modelu główny element problemu czyli ścianę. Zawiera listę uchwytów w polu grips typu List&lt;Grip&gt;, wie ile uchwytów zawiera (pomijając dodatkowe uchwyty startowe i końcowe). Zna swoją wysokość. Ściana zna również stany początkowy i końcowy wspinacza tzn. wie gdzie zaczyna się wspinaczka i gdzie kończy.</text:p>
      <text:p text:style-name="P32">Posiada d<text:span text:style-name="T24">wa konstruktory. Inicjalizujący pustą ścianę i tworzący wypełnioną ścianę. Metody <text:s/></text:span><text:span text:style-name="T17">getFeasibleGrips, firstProbableGrip, isStillProbable </text:span><text:span text:style-name="T20">współpracują z algorytmem A* dostarczając możliwe do złapania uchwyty. Metody <text:s/></text:span><text:span text:style-name="T17">getWallMockup, <text:s/>getGripsBetween </text:span><text:span text:style-name="T20">współpracują z modułem View. Posiada stosowne settery i gettery.</text:span></text:p>
      <text:p text:style-name="P3"/>
      <text:p text:style-name="P15"><text:span text:style-name="T10">public</text:span><text:span text:style-name="T13"> </text:span><text:span text:style-name="T10">class</text:span><text:span text:style-name="T13"> Grip</text:span></text:p>
      <text:p text:style-name="P6"><text:span text:style-name="T13">{</text:span></text:p>
      <text:p text:style-name="P6"><text:span text:style-name="T13"><text:tab/></text:span><text:span text:style-name="T10">private</text:span><text:span text:style-name="T13"> </text:span><text:span text:style-name="T10">int</text:span><text:span text:style-name="T13"> </text:span><text:span text:style-name="T23">idGrip</text:span><text:span text:style-name="T13">;</text:span></text:p>
      <text:p text:style-name="P6"><text:span text:style-name="T13"><text:tab/></text:span><text:span text:style-name="T10">private</text:span><text:span text:style-name="T13"> </text:span><text:span text:style-name="T10">final</text:span><text:span text:style-name="T13"> </text:span><text:span text:style-name="T10">double</text:span><text:span text:style-name="T13"> </text:span><text:span text:style-name="T23">x</text:span><text:span text:style-name="T13">;</text:span></text:p>
      <text:p text:style-name="P6"><text:span text:style-name="T13"><text:tab/></text:span><text:span text:style-name="T10">private</text:span><text:span text:style-name="T13"> </text:span><text:span text:style-name="T10">final</text:span><text:span text:style-name="T13"> </text:span><text:span text:style-name="T10">double</text:span><text:span text:style-name="T13"> </text:span><text:span text:style-name="T23">y</text:span><text:span text:style-name="T13">;</text:span></text:p>
      <text:p text:style-name="P6"><text:span text:style-name="T13"><text:tab/></text:span><text:span text:style-name="T10">private</text:span><text:span text:style-name="T13"> </text:span><text:span text:style-name="T10">final</text:span><text:span text:style-name="T13"> </text:span><text:span text:style-name="T10">double</text:span><text:span text:style-name="T13"> </text:span><text:span text:style-name="T23">cost</text:span><text:span text:style-name="T13">; </text:span></text:p>
      <text:p text:style-name="P6"><text:span text:style-name="T13"><text:tab/></text:span></text:p>
      <text:p text:style-name="P6"><text:span text:style-name="T13"><text:tab/></text:span><text:span text:style-name="T10">public</text:span><text:span text:style-name="T13"> Grip(</text:span><text:span text:style-name="T10">int</text:span><text:span text:style-name="T13"> idGrip, </text:span><text:span text:style-name="T10">double</text:span><text:span text:style-name="T13"> x, </text:span><text:span text:style-name="T10">double</text:span><text:span text:style-name="T13"> y, </text:span><text:span text:style-name="T10">double</text:span><text:span text:style-name="T13"> cost)</text:span></text:p>
      <text:p text:style-name="P6"><text:span text:style-name="T13"><text:tab/></text:span></text:p>
      <text:p text:style-name="P6"><text:span text:style-name="T13"><text:tab/></text:span><text:span text:style-name="T10">public</text:span><text:span text:style-name="T13"> </text:span><text:span text:style-name="T10">boolean</text:span><text:span text:style-name="T13"> isFeasible(State current, LEG activeLeg) </text:span></text:p>
      <text:p text:style-name="P6"><text:span text:style-name="T13"><text:tab/></text:span><text:span text:style-name="T10">public</text:span><text:span text:style-name="T13"> </text:span><text:span text:style-name="T10">boolean</text:span><text:span text:style-name="T13"> isInReach(Grip legGrip) </text:span></text:p>
      <text:p text:style-name="P6"><text:span text:style-name="T13"><text:tab/></text:span><text:span text:style-name="T10">public</text:span><text:span text:style-name="T13"> </text:span><text:span text:style-name="T10">double</text:span><text:span text:style-name="T13"> distance(Grip grip)</text:span></text:p>
      <text:p text:style-name="P11"/>
      <text:p text:style-name="P6"><text:span text:style-name="T13"><text:tab/></text:span><text:span text:style-name="T26">@Override</text:span></text:p>
      <text:p text:style-name="P6"><text:span text:style-name="T13"><text:tab/></text:span><text:span text:style-name="T10">public</text:span><text:span text:style-name="T13"> </text:span><text:span text:style-name="T10">int</text:span><text:span text:style-name="T13"> hashCode() </text:span></text:p>
      <text:p text:style-name="P6"><text:span text:style-name="T13"><text:tab/></text:span><text:span text:style-name="T26">@Override</text:span></text:p>
      <text:p text:style-name="P6"><text:span text:style-name="T13"><text:tab/></text:span><text:span text:style-name="T10">public</text:span><text:span text:style-name="T13"> </text:span><text:span text:style-name="T10">boolean</text:span><text:span text:style-name="T13"> equals(Object obj) </text:span></text:p>
      <text:p text:style-name="P9"><text:span text:style-name="T13"><text:tab/></text:span><text:span text:style-name="T26">@Override</text:span></text:p>
      <text:p text:style-name="P6"><text:span text:style-name="T13"><text:tab/></text:span><text:span text:style-name="T10">public</text:span><text:span text:style-name="T13"> String toString()</text:span></text:p>
      <text:p text:style-name="P6"><text:span text:style-name="T13"><text:tab/></text:span></text:p>
      <text:p text:style-name="P6"><text:span text:style-name="T13"><text:tab/></text:span><text:span text:style-name="T10">public</text:span><text:span text:style-name="T13"> </text:span><text:span text:style-name="T10">int</text:span><text:span text:style-name="T13"> getIdGrip()</text:span></text:p>
      <text:p text:style-name="P6"><text:span text:style-name="T13"><text:tab/></text:span><text:span text:style-name="T10">public</text:span><text:span text:style-name="T13"> </text:span><text:span text:style-name="T10">final</text:span><text:span text:style-name="T13"> </text:span><text:span text:style-name="T10">void</text:span><text:span text:style-name="T13"> setIdGrip(</text:span><text:span text:style-name="T10">int</text:span><text:span text:style-name="T13"> idGrip) </text:span></text:p>
      <text:p text:style-name="P6"><text:span text:style-name="T13"><text:tab/></text:span><text:span text:style-name="T10">public</text:span><text:span text:style-name="T13"> </text:span><text:span text:style-name="T10">double</text:span><text:span text:style-name="T13"> getX()</text:span></text:p>
      <text:p text:style-name="P6"><text:span text:style-name="T13"><text:tab/></text:span><text:span text:style-name="T10">public</text:span><text:span text:style-name="T13"> </text:span><text:span text:style-name="T10">double</text:span><text:span text:style-name="T13"> getY()</text:span></text:p>
      <text:p text:style-name="P6"><text:span text:style-name="T13"><text:tab/></text:span><text:span text:style-name="T10">public</text:span><text:span text:style-name="T13"> </text:span><text:span text:style-name="T10">double</text:span><text:span text:style-name="T13"> getCost()</text:span></text:p>
      <text:p text:style-name="P6"><text:span text:style-name="T13">}</text:span></text:p>
      <text:p text:style-name="P33">Klasa Grip reprezentuje pojedynczy uchwyt na ścianie. Posiada pola reprezentujące współrzędne x i y oraz kosz dotarcia do tego uchwytu (dowolną kończyną z dowolnego innego uchwytu). Dodatkowo zna swój numer id.</text:p>
      <text:p text:style-name="P33">Posiada konstruktor inicjalizujący. Met<text:span text:style-name="T24">ody <text:s/></text:span><text:span text:style-name="T17">isFeasible, isInReach, distance </text:span><text:span text:style-name="T20">współpracują ze stosownymi metodami klasy Wall na rzecz algorytmu A*. Pozostałe to standardowe przeciążone metody.</text:span></text:p>
      <text:p text:style-name="P33"/>
      <text:p text:style-name="P4"/>
      <text:p text:style-name="P13"><text:span text:style-name="T10">public</text:span><text:span text:style-name="T13"> </text:span><text:span text:style-name="T10">class</text:span><text:span text:style-name="T13"> AStar </text:span><text:span text:style-name="T10">implements</text:span><text:span text:style-name="T13"> Algorithm </text:span></text:p>
      <text:p text:style-name="P6"><text:span text:style-name="T13">{</text:span></text:p>
      <text:p text:style-name="P6"><text:span text:style-name="T13"><text:s text:c="4"/><text:tab/></text:span><text:span text:style-name="T10">private</text:span><text:span text:style-name="T13"> </text:span><text:span text:style-name="T10">final</text:span><text:span text:style-name="T13"> Model </text:span><text:span text:style-name="T23">model</text:span><text:span text:style-name="T13">;</text:span></text:p>
      <text:p text:style-name="P6"><text:span text:style-name="T13"><text:s text:c="4"/><text:tab/></text:span><text:span text:style-name="T10">private</text:span><text:span text:style-name="T13"> </text:span><text:span text:style-name="T10">final</text:span><text:span text:style-name="T13"> Set&lt;State&gt; </text:span><text:span text:style-name="T23">openSet</text:span><text:span text:style-name="T13">; </text:span></text:p>
      <text:p text:style-name="P6"><text:span text:style-name="T13"><text:s text:c="4"/><text:tab/></text:span><text:span text:style-name="T10">private</text:span><text:span text:style-name="T13"> </text:span><text:span text:style-name="T10">final</text:span><text:span text:style-name="T13"> Set&lt;State&gt; </text:span><text:span text:style-name="T23">closedSet</text:span><text:span text:style-name="T13">;</text:span></text:p>
      <text:p text:style-name="P6"><text:span text:style-name="T13"><text:s text:c="4"/><text:tab/></text:span><text:span text:style-name="T10">private</text:span><text:span text:style-name="T13"> </text:span><text:span text:style-name="T10">final</text:span><text:span text:style-name="T13"> Map&lt;State, Double&gt; </text:span><text:span text:style-name="T23">gScore</text:span><text:span text:style-name="T13">; </text:span></text:p>
      <text:p text:style-name="P6"><text:span text:style-name="T13"><text:s text:c="4"/><text:tab/></text:span><text:span text:style-name="T10">private</text:span><text:span text:style-name="T13"> </text:span><text:span text:style-name="T10">final</text:span><text:span text:style-name="T13"> Map&lt;State, Double&gt; </text:span><text:span text:style-name="T23">fScore</text:span><text:span text:style-name="T13">;</text:span></text:p>
      <text:p text:style-name="P6"><text:span text:style-name="T13"><text:s text:c="4"/><text:tab/></text:span></text:p>
      <text:p text:style-name="P11"/>
      <text:p text:style-name="P6"><text:span text:style-name="T13"><text:tab/></text:span><text:span text:style-name="T10">public</text:span><text:span text:style-name="T13"> AStar(Model model) </text:span></text:p>
      <text:p text:style-name="P11"/>
      <text:p text:style-name="P6"><text:span text:style-name="T13"><text:tab/></text:span><text:span text:style-name="T26">@Override</text:span></text:p>
      <text:p text:style-name="P6"><text:span text:style-name="T13"><text:tab/></text:span><text:span text:style-name="T10">public</text:span><text:span text:style-name="T13"> Path findPath(AbstractState start, AbstractState goal) </text:span></text:p>
      <text:p text:style-name="P6"><text:span text:style-name="T13"/></text:p>
      <text:p text:style-name="P6"><text:span text:style-name="T13"><text:tab/></text:span><text:span text:style-name="T10">private</text:span><text:span text:style-name="T13"> Map&lt;State, Double&gt; </text:span><text:span text:style-name="T15">createN</text:span><text:span text:style-name="T13">eighbour</text:span><text:span text:style-name="T15">States</text:span><text:span text:style-name="T13">(State current) </text:span></text:p>
      <text:p text:style-name="P6"><text:span text:style-name="T13"><text:tab/></text:span><text:span text:style-name="T10">private</text:span><text:span text:style-name="T13"> </text:span><text:span text:style-name="T10">void</text:span><text:span text:style-name="T13"> creat</text:span><text:span text:style-name="T15">e</text:span><text:span text:style-name="T13">NeighbourStates</text:span><text:span text:style-name="T15">ForOneLeg</text:span><text:span text:style-name="T13">(Map&lt;State, Double&gt; neighbour</text:span><text:span text:style-name="T15">States</text:span><text:span text:style-name="T13">, List&lt;Grip&gt; feasibleGrips, State currentState, LEG activeLeg) </text:span></text:p>
      <text:p text:style-name="P6"><text:span text:style-name="T13"><text:tab/></text:span><text:span text:style-name="T10">private</text:span><text:span text:style-name="T13"> Double calculateHeuristicCost(State start, State goal) </text:span></text:p>
      <text:p text:style-name="P6"><text:span text:style-name="T13">}</text:span></text:p>
      <text:p text:style-name="P5"><text:span text:style-name="T13"/></text:p>
      <text:p text:style-name="P33"/>
      <text:p text:style-name="P34"><text:span text:style-name="T20">Klasa Astar implementuje interfejs Algorithm i jest realizacją algorytmu A*. Posiada pole model <text:s/>dostarczające „problem” do rozwiązania. Pola openSet i closedSet to zbiory typu HashSet zawierające obiekty typu State czyli możliwe stany wspinacza.</text:span></text:p>
      <text:p text:style-name="P34"><text:span text:style-name="T20">Posiada konstruktor inicjalizujący. Metoda <text:s/></text:span><text:span text:style-name="T17">findPath </text:span><text:span text:style-name="T20">implementuje algorytm A*. <text:s/>Pozostałe metody współpracują.</text:span></text:p>
      <text:p text:style-name="P13"><text:span text:style-name="T10">public</text:span><text:span text:style-name="T13"> </text:span><text:span text:style-name="T10">class</text:span><text:span text:style-name="T13"> State </text:span><text:span text:style-name="T10">implements</text:span><text:span text:style-name="T13"> AbstractState</text:span></text:p>
      <text:p text:style-name="P6"><text:span text:style-name="T13">{</text:span></text:p>
      <text:p text:style-name="P6"><text:span text:style-name="T13"><text:s text:c="4"/></text:span><text:span text:style-name="T25">// mapa wskazujaca ktora konczyna jest na ktorym uchwycie, kolejnosc LEFT_HAND, RIGHT_HAND, LEFT_FOOT, RIGHT_FOOT</text:span></text:p>
      <text:p text:style-name="P6"><text:span text:style-name="T13"><text:s text:c="4"/></text:span><text:span text:style-name="T10">private</text:span><text:span text:style-name="T13"> </text:span><text:span text:style-name="T10">final</text:span><text:span text:style-name="T13"> Map&lt;LEG, Grip&gt; </text:span><text:span text:style-name="T23">legState</text:span><text:span text:style-name="T13">;</text:span></text:p>
      <text:p text:style-name="P6"><text:span text:style-name="T13"><text:s text:c="4"/></text:span><text:span text:style-name="T25">// stan z ktorego przyszlismy do biezacego stanu</text:span></text:p>
      <text:p text:style-name="P6"><text:span text:style-name="T13"><text:s text:c="4"/></text:span><text:span text:style-name="T10">private</text:span><text:span text:style-name="T13"> State </text:span><text:span text:style-name="T23">previous</text:span><text:span text:style-name="T13">;</text:span></text:p>
      <text:p text:style-name="P6"><text:span text:style-name="T13"><text:s text:c="4"/></text:span><text:span text:style-name="T25">//stan nastepny do ktorego pojdzie wspinacz</text:span></text:p>
      <text:p text:style-name="P6"><text:span text:style-name="T13"><text:s text:c="4"/></text:span><text:span text:style-name="T10">private</text:span><text:span text:style-name="T13"> State </text:span><text:span text:style-name="T23">next</text:span><text:span text:style-name="T13">;</text:span></text:p>
      <text:p text:style-name="P6"><text:span text:style-name="T13"><text:s text:c="4"/></text:span><text:span text:style-name="T25">//koszt dojscia do tego stanu</text:span></text:p>
      <text:p text:style-name="P6"><text:span text:style-name="T13"><text:s text:c="4"/></text:span><text:span text:style-name="T10">private</text:span><text:span text:style-name="T13"> </text:span><text:span text:style-name="T10">double</text:span><text:span text:style-name="T13"> </text:span><text:span text:style-name="T23">ownCost</text:span><text:span text:style-name="T13">;</text:span></text:p>
      <text:p text:style-name="P6"><text:span text:style-name="T13"><text:s text:c="4"/></text:span><text:span text:style-name="T25">//numer stanu w gotowej sciezce</text:span></text:p>
      <text:p text:style-name="P6"><text:span text:style-name="T13"><text:s text:c="4"/></text:span><text:span text:style-name="T10">private</text:span><text:span text:style-name="T13"> </text:span><text:span text:style-name="T10">int</text:span><text:span text:style-name="T13"> </text:span><text:span text:style-name="T23">numberOfState</text:span><text:span text:style-name="T13">;</text:span></text:p>
      <text:p text:style-name="P11"/>
      <text:p text:style-name="P12"><text:span text:style-name="T12"><text:s text:c="4"/></text:span><text:span text:style-name="T11">public</text:span><text:span text:style-name="T12"> State()</text:span></text:p>
      <text:p text:style-name="P6"><text:span text:style-name="T13"><text:s text:c="4"/></text:span><text:span text:style-name="T10">public</text:span><text:span text:style-name="T13"> State(Map&lt;LEG, Grip&gt; legState, State previous)</text:span></text:p>
      <text:p text:style-name="P11"/>
      <text:p text:style-name="P6"><text:span text:style-name="T16"><text:s text:c="4"/></text:span><text:span text:style-name="T10">public</text:span><text:span text:style-name="T13"> </text:span><text:span text:style-name="T10">boolean</text:span><text:span text:style-name="T13"> areHandsOnTheSameGrip() </text:span></text:p>
      <text:p text:style-name="P6"><text:span text:style-name="T16"><text:s text:c="4"/></text:span><text:span text:style-name="T10">public</text:span><text:span text:style-name="T13"> </text:span><text:span text:style-name="T10">boolean</text:span><text:span text:style-name="T13"> areFeetOnTheSameGrip() </text:span></text:p>
      <text:p text:style-name="P6"><text:span text:style-name="T13"/></text:p>
      <text:p text:style-name="P6"><text:span text:style-name="T13"><text:s text:c="4"/></text:span><text:span text:style-name="T26">@Override</text:span></text:p>
      <text:p text:style-name="P6"><text:span text:style-name="T13"><text:s text:c="4"/></text:span><text:span text:style-name="T10">public</text:span><text:span text:style-name="T13"> </text:span><text:span text:style-name="T10">int</text:span><text:span text:style-name="T13"> hashCode()</text:span></text:p>
      <text:p text:style-name="P6"><text:span text:style-name="T13"><text:s text:c="4"/></text:span><text:span text:style-name="T26">@Override</text:span></text:p>
      <text:p text:style-name="P6"><text:span text:style-name="T13"><text:s text:c="4"/></text:span><text:span text:style-name="T10">public</text:span><text:span text:style-name="T13"> </text:span><text:span text:style-name="T10">boolean</text:span><text:span text:style-name="T13"> equals(Object obj)</text:span></text:p>
      <text:p text:style-name="P10"><text:span text:style-name="T26"><text:s text:c="4"/>@Override</text:span></text:p>
      <text:p text:style-name="P6"><text:span text:style-name="T13"><text:s text:c="4"/></text:span><text:span text:style-name="T10">public</text:span><text:span text:style-name="T13"> String toString()</text:span></text:p>
      <text:p text:style-name="P6"><text:span text:style-name="T13"><text:s text:c="4"/></text:span><text:span text:style-name="T10">public</text:span><text:span text:style-name="T13"> State getPrevious()</text:span></text:p>
      <text:p text:style-name="P6"><text:span text:style-name="T13"><text:s text:c="4"/></text:span><text:span text:style-name="T10">public</text:span><text:span text:style-name="T13"> </text:span><text:span text:style-name="T10">void</text:span><text:span text:style-name="T13"> setPrevious(State previous)</text:span></text:p>
      <text:p text:style-name="P6"><text:span text:style-name="T16"><text:s text:c="4"/></text:span><text:span text:style-name="T10">public</text:span><text:span text:style-name="T13"> Grip getLegGrip(LEG activeLeg) </text:span></text:p>
      <text:p text:style-name="P6"><text:span text:style-name="T16"><text:s text:c="4"/></text:span><text:span text:style-name="T10">public</text:span><text:span text:style-name="T13"> </text:span><text:span text:style-name="T10">final</text:span><text:span text:style-name="T13"> State getNext() </text:span></text:p>
      <text:p text:style-name="P6"><text:span text:style-name="T16"><text:s text:c="4"/></text:span><text:span text:style-name="T10">public</text:span><text:span text:style-name="T13"> </text:span><text:span text:style-name="T10">final</text:span><text:span text:style-name="T13"> </text:span><text:span text:style-name="T10">void</text:span><text:span text:style-name="T13"> setNext(State next) </text:span></text:p>
      <text:p text:style-name="P6"><text:span text:style-name="T16"><text:s text:c="4"/></text:span><text:span text:style-name="T10">public</text:span><text:span text:style-name="T13"> </text:span><text:span text:style-name="T10">final</text:span><text:span text:style-name="T13"> </text:span><text:span text:style-name="T10">double</text:span><text:span text:style-name="T13"> getOwnCost() </text:span></text:p>
      <text:p text:style-name="P6"><text:span text:style-name="T16"><text:s text:c="4"/></text:span><text:span text:style-name="T10">public</text:span><text:span text:style-name="T13"> </text:span><text:span text:style-name="T10">final</text:span><text:span text:style-name="T13"> </text:span><text:span text:style-name="T10">int</text:span><text:span text:style-name="T13"> getNumberOfState() </text:span></text:p>
      <text:p text:style-name="P6"><text:span text:style-name="T16"><text:s text:c="4"/></text:span><text:span text:style-name="T10">public</text:span><text:span text:style-name="T13"> </text:span><text:span text:style-name="T10">final</text:span><text:span text:style-name="T13"> </text:span><text:span text:style-name="T10">void</text:span><text:span text:style-name="T13"> setOwnCost(</text:span><text:span text:style-name="T10">double</text:span><text:span text:style-name="T13"> ownCost) </text:span></text:p>
      <text:p text:style-name="P6"><text:span text:style-name="T16"><text:s text:c="4"/></text:span><text:span text:style-name="T10">public</text:span><text:span text:style-name="T13"> </text:span><text:span text:style-name="T10">final</text:span><text:span text:style-name="T13"> </text:span><text:span text:style-name="T10">void</text:span><text:span text:style-name="T13"> setNumberOfState(</text:span><text:span text:style-name="T10">int</text:span><text:span text:style-name="T13"> numberOfState) </text:span></text:p>
      <text:p text:style-name="P6"><text:span text:style-name="T13">}</text:span></text:p>
      <text:p text:style-name="P34"/>
      <text:p text:style-name="P35"><text:span text:style-name="T20">Klasa State implementuje interface AbstractState. Reprezentuje bieżące położenie wspinacza na ścianie. Dodatkowo zna następny i poprzedni stan wspinacza oraz koszt jaki poniósł aby dostać się w to miejsce.</text:span></text:p>
      <text:p text:style-name="P36"><text:span text:style-name="T20">Posiada dwa konstruktory. Inicjalizujący pusty obiekt oraz wypełniający podstawowe informacje. </text:span><text:span text:style-name="T21">Metody <text:s/></text:span><text:span text:style-name="T18">areHandsOnTheSameGrip i <text:s/>areFeetOnTheSameGrip </text:span><text:span text:style-name="T21">współpracują z algorytmem A*. <text:s/></text:span><text:span text:style-name="T22">Pozostałe metody to standardowe przeciążenia oraz odpowiednie settery i gettery.</text:span></text:p>
      <text:h text:style-name="P47" text:outline-level="2">Wnioski</text:h>
      <text:p text:style-name="P37"/>
      <text:p text:style-name="P38">Program działa i spełnia wszystkie założenia. W związku z charakterystyką działania algorytmu A* i <text:span text:style-name="T28">zadanego problemu</text:span> działanie programu jest dość wolne i silnie zależy od wybranych parametrów. <text:span text:style-name="T28">W zadanym problemie wspinacz może przemieścić kończynę na dowolny uchwyt znajdujący się w jego zasięgu (czyli w odległości nie większej niż 2 metry od wszystkich innych kończyn). To znaczy, że w tym zasięgu kolejne Stany wspinacza mogą reprezentować dowolne posunięcie dowolną kończyną w dowolny uchwyt. Ilość rozpatrywanych stanów rośnie geometrycznie. Zbyt gęste rozmieszczenie uchwytów powoduje znaczne wydłużenie pracy algorytmu.</text:span></text:p>
      <text:p text:style-name="P38"/>
      <text:p text:style-name="P39">Z naszego doświadczenia wynika, że optymalne wartości parametrów n i W to <text:span text:style-name="T3">n = 5W.</text:span><text:span text:style-name="T4"> Dzięki temu <text:s/></text:span><text:span text:style-name="T6">gęstość uchwytów jest na tyle duża, że zwykle daje się znaleźć rozwiązanie i jednocześnie nie trwa to zbyt dłu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ystian </meta:initial-creator>
    <meta:creation-date>2015-06-14T17:36:29.117496812</meta:creation-date>
    <dc:date>2015-06-14T21:03:46.222564293</dc:date>
    <dc:creator>Krystian </dc:creator>
    <meta:editing-duration>PT3H21M46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10" meta:paragraph-count="171" meta:word-count="1259" meta:character-count="9824" meta:non-whitespace-character-count="8403"/>
  </office:meta>
</office:document-meta>
</file>